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Rozas Domingo</text:p>
      <text:p text:style-name="Standard"/>
      <text:p text:style-name="P3">TDT4205</text:p>
      <text:p text:style-name="P2">Problem Set 5</text:p>
      <text:p text:style-name="Standard"/>
      <text:p text:style-name="Standard">Optimizations</text:p>
      <text:p text:style-name="Standard"/>
      <text:p text:style-name="Standard">1.1</text:p>
      <text:p text:style-name="Standard">The optimization applied is <text:span text:style-name="T1">“Dead code elimination”</text:span>: g=f disappears because the value is never used after assignation.</text:p>
      <text:p text:style-name="Standard"/>
      <text:p text:style-name="Standard">1.2</text:p>
      <text:p text:style-name="Standard">The optimization applied is <text:span text:style-name="T1">“Common subexpression elimination”</text:span>: the expression b+c is used multiples times, so we can reuse the result keeping it in a temporal variable called t1.</text:p>
      <text:p text:style-name="Standard"/>
      <text:p text:style-name="Standard">1.3</text:p>
      <text:p text:style-name="Standard">The optimization applied is <text:span text:style-name="T1">“Constant propagation”</text:span>, because the values of a, b and c do not change.</text:p>
      <text:p text:style-name="Standard"/>
      <text:p text:style-name="Standard">1.4</text:p>
      <text:p text:style-name="Standard">The optimization applied is <text:span text:style-name="T1">“Copy propagation”</text:span>: after assign f=e, replaces the uses of f with 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xozas</meta:initial-creator>
    <meta:creation-date>2007-11-09T14:11:39</meta:creation-date>
    <dc:creator>txozas</dc:creator>
    <dc:date>2007-11-09T14:19:23</dc:date>
    <meta:editing-cycles>3</meta:editing-cycles>
    <meta:editing-duration>PT7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93" meta:character-count="556"/>
  </office:meta>
</office:document-meta>
</file>